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Filter.doFilterInternal( HttpServletRequest request , HttpServletResponse response ,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ContextFilter.shouldNotFilter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Filter.setThreadContextInheritable( boolean threadContextInhe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Filter.initContextHolders( HttpServletRequest request , ServletRequestAttributes request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Filter.resetContext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